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NetworkMatcher.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NetworkMatcher.setDNSServer( DNSService dns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etworkMatcher.matchNetwork( java . net . InetAddress add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etworkMatcher.setServiceManager( ServiceManager comp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etworkMatcher.matchNetwork( String add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etworkMatcher.allowedNetwork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NetworkMatcher.lo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